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iberation Sans3" svg:font-family="'Liberation Sans'" style:font-family-generic="system" style:font-pitch="variable"/>
    <style:font-face style:name="Liberation Serif" svg:font-family="'Liberation Serif'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2.4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2"/>
    </style:style>
    <style:style style:name="ce17" style:family="table-cell" style:parent-style-name="Default">
      <style:text-properties style:font-name="Liberation Sans1"/>
    </style:style>
    <style:style style:name="ce13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order="none"/>
    </style:style>
    <style:style style:name="ce11" style:family="table-cell" style:parent-style-name="Default" style:data-style-name="N129"/>
    <style:style style:name="ce19" style:family="table-cell" style:parent-style-name="Default" style:data-style-name="N129">
      <style:table-cell-properties fo:border="none"/>
    </style:style>
    <style:style style:name="ce20" style:family="table-cell" style:parent-style-name="Default" style:data-style-name="N154">
      <style:table-cell-properties fo:border="none"/>
    </style:style>
    <style:style style:name="ce26" style:family="table-cell" style:parent-style-name="Default" style:data-style-name="N151"/>
    <style:style style:name="ce27" style:family="table-cell" style:parent-style-name="Default" style:data-style-name="N154"/>
    <style:style style:name="ce28" style:family="table-cell" style:parent-style-name="Default" style:data-style-name="N153"/>
    <style:style style:name="ce29" style:family="table-cell" style:parent-style-name="Default" style:data-style-name="N112"/>
    <style:style style:name="ce30" style:family="table-cell" style:parent-style-name="Default" style:data-style-name="N147"/>
    <style:style style:name="ce31" style:family="table-cell" style:parent-style-name="Default" style:data-style-name="N155"/>
    <style:style style:name="ce32" style:family="table-cell" style:parent-style-name="Default">
      <style:text-properties style:font-name="Liberation Serif"/>
    </style:style>
    <style:style style:name="ce33" style:family="table-cell" style:parent-style-name="Default" style:data-style-name="N99"/>
    <style:style style:name="ce14" style:family="table-cell" style:parent-style-name="Default" style:data-style-name="N130"/>
    <style:style style:name="ce1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V_In,min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volt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In,nom</text:p>
          </table:table-cell>
          <table:table-cell table:style-name="ce13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“</text:p>
          </table:table-cell>
          <table:table-cell table:number-columns-repeated="4"/>
          <table:table-cell table:style-name="ce13"/>
          <table:table-cell table:style-name="ce14"/>
        </table:table-row>
        <table:table-row table:style-name="ro1">
          <table:table-cell office:value-type="string" calcext:value-type="string">
            <text:p>V_In,max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“</text:p>
          </table:table-cell>
          <table:table-cell table:number-columns-repeated="4"/>
          <table:table-cell table:style-name="ce13"/>
          <table:table-cell table:style-name="ce14"/>
        </table:table-row>
        <table:table-row table:style-name="ro1">
          <table:table-cell table:number-columns-repeated="8"/>
          <table:table-cell table:style-name="ce13"/>
          <table:table-cell table:style-name="ce14"/>
        </table:table-row>
        <table:table-row table:style-name="ro1">
          <table:table-cell office:value-type="string" calcext:value-type="string">
            <text:p>V_Out,nom</text:p>
          </table:table-cell>
          <table:table-cell table:style-name="ce12" office:value-type="float" office:value="7.5" calcext:value-type="float">
            <text:p>7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voltage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5"/>
        </table:table-row>
        <table:table-row table:style-name="ro1">
          <table:table-cell table:style-name="ce1" office:value-type="string" calcext:value-type="string" table:number-columns-spanned="4" table:number-rows-spanned="1">
            <text:p>Input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6" office:value-type="string" calcext:value-type="string">
            <text:p>ΔV_In</text:p>
          </table:table-cell>
          <table:table-cell table:style-name="ce11" office:value-type="float" office:value="0.3" calcext:value-type="float">
            <text:p>0.3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voltage ripple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ΔV_Out</text:p>
          </table:table-cell>
          <table:table-cell table:style-name="ce11" office:value-type="float" office:value="0.01" calcext:value-type="float">
            <text:p>0.0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voltage rippl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_Load,max</text:p>
          </table:table-cell>
          <table:table-cell table:style-name="ce19" office:value-type="float" office:value="0.35" calcext:value-type="float">
            <text:p>0.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. load curren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sw</text:p>
          </table:table-cell>
          <table:table-cell table:style-name="ce20" office:value-type="float" office:value="500000" calcext:value-type="float">
            <text:p>500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Switching frequency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Input Capacito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_In</text:p>
          </table:table-cell>
          <table:table-cell table:style-name="ce26" office:value-type="float" office:value="0.000022" calcext:value-type="float">
            <text:p>22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put capaci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R_In</text:p>
          </table:table-cell>
          <table:table-cell table:style-name="ce26" office:value-type="float" office:value="0.012" calcext:value-type="float">
            <text:p>12E-03</text:p>
          </table:table-cell>
          <table:table-cell table:style-name="ce32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ΔV_In</text:p>
          </table:table-cell>
          <table:table-cell table:style-name="ce19" table:formula="of:=[.B11] / (4 * [.B16] * [.B13]) + ([.B11] * [.B17])" office:value-type="float" office:value="0.0121545454545455" calcext:value-type="float">
            <text:p>0.0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q. 2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I_C_In</text:p>
          </table:table-cell>
          <table:table-cell table:style-name="ce11" table:formula="of:=[.B11]/2" office:value-type="float" office:value="0.175" calcext:value-type="float">
            <text:p>0.1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 RMS ripple current (Eq. 3)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Inducto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K_Ind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Inductor coefficient (0.2–0.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_min</text:p>
          </table:table-cell>
          <table:table-cell table:style-name="ce26" table:formula="of:=[.B5] * ([.B3]-[.B5]) / [.B3] / [.B23] / [.B11] / [.B13]" office:value-type="float" office:value="0.0000910714285714286" calcext:value-type="float">
            <text:p>91E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nimum inductor value (Eq. 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table:style-name="ce27" office:value-type="float" office:value="0.0001" calcext:value-type="float">
            <text:p>100E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osen inductor value</text:p>
          </table:table-cell>
          <table:table-cell table:style-name="ce33" table:formula="of:=[.B25]&gt;=[.B24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7" office:value-type="string" calcext:value-type="string">
            <text:p>I_L,RMS</text:p>
          </table:table-cell>
          <table:table-cell table:style-name="ce11" table:formula="of:=SQRT([.B11]^2 + 1/12 * ([.B5]*([.B3]-[.B5]) / [.B3] / [.B25] / [.B13] / 0.8)^2)" office:value-type="float" office:value="0.351179207289276" calcext:value-type="float">
            <text:p>0.3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MS inductor current (Eq. 5)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I_L,peak</text:p>
          </table:table-cell>
          <table:table-cell table:style-name="ce11" table:formula="of:=[.B11] + [.B5]*([.B3]-[.B5])/1.6/[.B3]/[.B25]/[.B13]" office:value-type="float" office:value="0.3998046875" calcext:value-type="float">
            <text:p>0.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ak inductor current (Eq. 6)</text:p>
          </table:table-cell>
          <table:table-cell table:number-columns-repeated="6"/>
        </table:table-row>
        <table:table-row table:style-name="ro1">
          <table:table-cell table:style-name="ce17"/>
          <table:table-cell table:style-name="ce11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Output Capacito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f_CO</text:p>
          </table:table-cell>
          <table:table-cell table:style-name="ce28" table:formula="of:=18000" office:value-type="float" office:value="18000" calcext:value-type="float">
            <text:p>18.0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rossover frequency (Eq. 7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_Out,min</text:p>
          </table:table-cell>
          <table:table-cell table:style-name="ce28" table:formula="of:=1 / 3357 / [.B25] / [.B31] / [.B5]" office:value-type="float" office:value="0.0000220655567691612" calcext:value-type="float">
            <text:p>22.1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put capacitor (Eq. 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R_C_Out,max</text:p>
          </table:table-cell>
          <table:table-cell table:style-name="ce27" table:formula="of:=1 / (2*PI()) / [.B32] / [.B31]" office:value-type="float" office:value="0.40071235796962" calcext:value-type="float">
            <text:p>401E-03</text:p>
          </table:table-cell>
          <table:table-cell table:style-name="ce32" office:value-type="string" calcext:value-type="string">
            <text:p>Ω</text:p>
          </table:table-cell>
          <table:table-cell office:value-type="string" calcext:value-type="string">
            <text:p>Max ESR of output cap (Eq. 9)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16"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C_Out</text:p>
          </table:table-cell>
          <table:table-cell table:style-name="ce28" office:value-type="float" office:value="0.000022" calcext:value-type="float">
            <text:p>22.0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sen output capaci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_C_O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ber of output ca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_Out,total</text:p>
          </table:table-cell>
          <table:table-cell table:style-name="ce28" table:formula="of:=[.B35]*[.B36]" office:value-type="float" office:value="0.000044" calcext:value-type="float">
            <text:p>44.0E-06</text:p>
          </table:table-cell>
          <table:table-cell office:value-type="string" calcext:value-type="string">
            <text:p>F</text:p>
          </table:table-cell>
          <table:table-cell/>
          <table:table-cell table:style-name="ce33" table:formula="of:=[.B37]&gt;=[.B32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_LC</text:p>
          </table:table-cell>
          <table:table-cell table:style-name="ce29" table:formula="of:=1 / (2*PI()) / SQRT([.B25]*[.B37])" office:value-type="float" office:value="2399.35104439174" calcext:value-type="float">
            <text:p>2.40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LC corner frequen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_CO</text:p>
          </table:table-cell>
          <table:table-cell table:style-name="ce30" table:formula="of:=[.B38]^2 / 85 / [.B5]" office:value-type="float" office:value="9030.40852427253" calcext:value-type="float">
            <text:p>09.03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rossover frequency (Eq. 7)</text:p>
          </table:table-cell>
          <table:table-cell table:style-name="ce33" table:formula="of:=AND([.B39]&gt;=2590; [.B39]&lt;=24000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_PP,max</text:p>
          </table:table-cell>
          <table:table-cell table:style-name="ce11" table:formula="of:=[.B33] * [.B5] * ([.B3]-[.B5]) / [.B36] / [.B3] / [.B25] / [.B13]" office:value-type="float" office:value="0.015965883012852" calcext:value-type="float">
            <text:p>0.01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 output voltage rippl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_C_Out</text:p>
          </table:table-cell>
          <table:table-cell table:style-name="ce11" table:formula="of:=1/SQRT(12) * [.B5] * ([.B3]-[.B5]) / [.B3] / [.B25] / [.B13] / [.B36]" office:value-type="float" office:value="0.0115018998940121" calcext:value-type="float">
            <text:p>0.0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tput cap RMS current (Eq. 11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Output Voltage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table:style-name="ce27" office:value-type="float" office:value="24000" calcext:value-type="float">
            <text:p>24E+03</text:p>
          </table:table-cell>
          <table:table-cell table:style-name="ce32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,nom</text:p>
          </table:table-cell>
          <table:table-cell table:style-name="ce28" table:formula="of:=[.B46]*1.221 / ([.B5]-1.221)" office:value-type="float" office:value="4666.98518872432" calcext:value-type="float">
            <text:p>4.7E+03</text:p>
          </table:table-cell>
          <table:table-cell table:style-name="ce32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</text:p>
          </table:table-cell>
          <table:table-cell table:style-name="ce31" office:value-type="float" office:value="4700" calcext:value-type="float">
            <text:p>4.7E+03</text:p>
          </table:table-cell>
          <table:table-cell table:style-name="ce32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_Out</text:p>
          </table:table-cell>
          <table:table-cell table:style-name="ce31" table:formula="of:=1.221*([.B46]+[.B48])/[.B48]" office:value-type="float" office:value="7.45589361702128" calcext:value-type="float">
            <text:p>7.5E+00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Compensation Network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_Out,min,ceramic</text:p>
          </table:table-cell>
          <table:table-cell table:style-name="ce29" table:formula="of:=1 / (2*PI()*7000)^2 / [.B25]" office:value-type="float" office:value="0.00000516944814501723" calcext:value-type="float">
            <text:p>5.17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q. 16</text:p>
          </table:table-cell>
          <table:table-cell table:style-name="ce33" table:formula="of:=[.B37]&gt;=[.B52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_p1</text:p>
          </table:table-cell>
          <table:table-cell table:style-name="ce29" table:formula="of:=500000 * [.B5] / [.B38]" office:value-type="float" office:value="1562.92261141415" calcext:value-type="float">
            <text:p>1.56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q. 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_z1</text:p>
          </table:table-cell>
          <table:table-cell table:style-name="ce29" table:formula="of:=0.7 * [.B38]" office:value-type="float" office:value="1679.54573107422" calcext:value-type="float">
            <text:p>1.68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q. 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_z2</text:p>
          </table:table-cell>
          <table:table-cell table:style-name="ce29" table:formula="of:=2.5 * [.B38]" office:value-type="float" office:value="5998.37761097935" calcext:value-type="float">
            <text:p>6.00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q. 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_nom</text:p>
          </table:table-cell>
          <table:table-cell table:style-name="ce29" table:formula="of:=1 / (2*PI()) / [.B53] / [.B48]" office:value-type="float" office:value="0.0000000216663023505048" calcext:value-type="float">
            <text:p>21.67E-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q. 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_nom</text:p>
          </table:table-cell>
          <table:table-cell table:style-name="ce29" table:formula="of:=1 / (2*PI()) / [.B54] / [.B56]" office:value-type="float" office:value="4373.64469316845" calcext:value-type="float">
            <text:p>4.37E+03</text:p>
          </table:table-cell>
          <table:table-cell table:style-name="ce32" office:value-type="string" calcext:value-type="string">
            <text:p>Ω</text:p>
          </table:table-cell>
          <table:table-cell office:value-type="string" calcext:value-type="string">
            <text:p>Eq. 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_nom</text:p>
          </table:table-cell>
          <table:table-cell table:style-name="ce29" table:formula="of:=1 / (2*PI()) / [.B55] / [.B46]" office:value-type="float" office:value="0.00000000110554159678513" calcext:value-type="float">
            <text:p>1.11E-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q. 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,max</text:p>
          </table:table-cell>
          <table:table-cell table:style-name="ce29" table:formula="of:= [.B58] / 10" office:value-type="float" office:value="0.000000000110554159678513" calcext:value-type="float">
            <text:p>110.55E-12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4</text:p>
          </table:table-cell>
          <table:table-cell table:style-name="ce29" office:value-type="float" office:value="0.000000000047" calcext:value-type="float">
            <text:p>47.00E-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sen compensation values</text:p>
          </table:table-cell>
          <table:table-cell table:style-name="ce33" table:formula="of:=[.B61]&lt;([.B62]/10)" office:value-type="boolean" office:boolean-value="true" calcext:value-type="boolean">
            <text:p>TRUE</text:p>
          </table:table-cell>
          <table:table-cell table:style-name="ce33" table:formula="of:=[.B61]&lt;[.B59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table:style-name="ce29" office:value-type="float" office:value="0.000000001" calcext:value-type="float">
            <text:p>1.00E-09</text:p>
          </table:table-cell>
          <table:table-cell office:value-type="string" calcext:value-type="string">
            <text:p>F</text:p>
          </table:table-cell>
          <table:table-cell/>
          <table:table-cell table:style-name="ce33" table:formula="of:=AND([.B62]&gt;0.9*[.B58]; [.B62]&lt;1.1*[.B5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table:style-name="ce29" office:value-type="float" office:value="0.000000022" calcext:value-type="float">
            <text:p>22.00E-09</text:p>
          </table:table-cell>
          <table:table-cell office:value-type="string" calcext:value-type="string">
            <text:p>F</text:p>
          </table:table-cell>
          <table:table-cell/>
          <table:table-cell table:style-name="ce33" table:formula="of:=AND([.B63]&gt;0.9*[.B56]; [.B63]&lt;1.1*[.B5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table:style-name="ce29" office:value-type="float" office:value="4700" calcext:value-type="float">
            <text:p>4.70E+03</text:p>
          </table:table-cell>
          <table:table-cell table:style-name="ce32" office:value-type="string" calcext:value-type="string">
            <text:p>Ω</text:p>
          </table:table-cell>
          <table:table-cell/>
          <table:table-cell table:style-name="ce33" table:formula="of:=AND([.B64]&gt;0.9*[.B57]; [.B64]&lt;1.1*[.B57])" office:value-type="boolean" office:boolean-value="true" calcext:value-type="boolean">
            <text:p>TRU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iberation Sans3" svg:font-family="'Liberation Sans'" style:font-family-generic="system" style:font-pitch="variable"/>
    <style:font-face style:name="Liberation Serif" svg:font-family="'Liberation Serif'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3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3" style:font-size-asian="12pt" style:language-asian="zh" style:country-asian="CN" style:font-name-complex="Liberation Sans3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3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scientific-number number:decimal-places="0" number:min-decimal-places="0" number:min-integer-digits="3" number:min-exponent-digits="2" number:exponent-interval="3" number:forced-exponent-sign="true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scientific-number number:decimal-places="2" number:min-decimal-places="2" number:min-integer-digits="2" number:min-exponent-digits="2" number:exponent-interval="2" number:forced-exponent-sign="true"/>
    </number:number-style>
    <number:number-style style:name="N145">
      <number:number number:decimal-places="15" number:min-decimal-places="15" number:min-integer-digits="1"/>
    </number:number-style>
    <number:number-style style:name="N146">
      <number:scientific-number number:decimal-places="0" number:min-decimal-places="0" number:min-integer-digits="2" number:min-exponent-digits="2" number:exponent-interval="2" number:forced-exponent-sign="true"/>
    </number:number-style>
    <number:number-style style:name="N147">
      <number:scientific-number number:decimal-places="2" number:min-decimal-places="2" number:min-integer-digits="2" number:min-exponent-digits="2" number:exponent-interval="3" number:forced-exponent-sign="true"/>
    </number:number-style>
    <number:number-style style:name="N148">
      <number:number number:decimal-places="16" number:min-decimal-places="16" number:min-integer-digits="1"/>
    </number:number-style>
    <number:number-style style:name="N149">
      <number:scientific-number number:decimal-places="3" number:min-decimal-places="3" number:min-integer-digits="2" number:min-exponent-digits="2" number:exponent-interval="2" number:forced-exponent-sign="true"/>
    </number:number-style>
    <number:number-style style:name="N150">
      <number:scientific-number number:decimal-places="1" number:min-decimal-places="1" number:min-integer-digits="2" number:min-exponent-digits="2" number:exponent-interval="3" number:forced-exponent-sign="true"/>
    </number:number-style>
    <number:number-style style:name="N151">
      <number:scientific-number number:decimal-places="0" number:min-decimal-places="0" number:min-integer-digits="2" number:min-exponent-digits="2" number:exponent-interval="3" number:forced-exponent-sign="true"/>
    </number:number-style>
    <number:number-style style:name="N152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53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54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55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15:58:06.276914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1:19:00.925538473</meta:creation-date>
    <dc:date>2025-12-27T16:48:00.789911030</dc:date>
    <meta:editing-duration>PT4H6M56S</meta:editing-duration>
    <meta:editing-cycles>125</meta:editing-cycles>
    <meta:generator>LibreOffice/25.2.7.2$Linux_X86_64 LibreOffice_project/520$Build-2</meta:generator>
    <meta:document-statistic meta:table-count="1" meta:cell-count="175" meta:object-count="0"/>
  </office:meta>
</office:document-meta>
</file>